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SystemManager.setBaseFile( final File bas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setCacheStrategy( final CacheStrategy fileCache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SystemManager.addExtensionMap( final String extension , final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get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SystemManager.getFileContentInf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addOperationProvider( final String [ ] schemes , final FileOperationProvider operationProvi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FileSystemManager.canCreateFileSystem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resolveName( final FileName root , final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close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setTemporaryFileStore( final TemporaryFileStore tempFil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getProviderCapabilities( final String sch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SystemManager.getLocalFile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FileSystemManager.freeUnusedRe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FileSystemManager.closeComponent( final Objec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ileSystemManager.addProvider( final String [ ] urlSchemes , final FileProvider provi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FileSystemManager.getURLStream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createFileSystem(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SystemManager.getFileObject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setReplicator( final FileReplicator repli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createVirtualFileSystem( final FileObject roo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resolveFile( final File baseFile ,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SystemManager.resolveFile( final FileObject baseFile , final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toFileObject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addProvider( final String urlScheme , final File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getOperationProviders( final String 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SystemManager.setFilesCache( final FilesCache files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SystemManager.getTemporaryFile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SystemManager.hasProvider( final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addMimeTypeMap( final String mimeType , final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addOperationProvider( final String scheme , final FileOperationProvider opera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createVirtualFileSystem( final String roo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setFileObjectDecorator( Class fileObjectDeco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FileSystemManager.setBaseFile( final FileObject bas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FileSystemManag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FileSystemManager.setFileContentInfoFactory( FileContentInfoFactory fileContentInfo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SystemManager.resolveName( final FileName base , final String name , final NameScope sco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faultFileSystemManager.setLogger( final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getFileSystemConfigBuilder( final String sch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SystemManager.setupComponent( final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FileSystemManager.getFile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resolveURI(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aultFileSystemManager.getFileObjectDecoratorCo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getCach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StreamHandlerFactory.createURLStreamHandler( final String 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FileSystemManager.setDefaultProvider( final File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ystemManag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getReplic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SystemManager.resolveFile( final FileObject baseFile , final String uri , final FileSystemOptions fileSystem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efaultFileSystemManager.getBas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resolveFile( final String uri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resolveFile(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Manager.createFileSystem( final String scheme ,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ileSystemManager._closeFileSystem( FileSystem file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